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803" officeooo:paragraph-rsid="00001803"/>
    </style:style>
    <style:style style:name="P2" style:family="paragraph" style:parent-style-name="Standard">
      <style:paragraph-properties fo:text-align="center" style:justify-single-word="false"/>
      <style:text-properties fo:font-size="14pt" officeooo:rsid="00001803" officeooo:paragraph-rsid="0000180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1803" officeooo:paragraph-rsid="0000180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01803" officeooo:paragraph-rsid="000018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288fd" officeooo:paragraph-rsid="000288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5be" officeooo:paragraph-rsid="000395b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5be" officeooo:paragraph-rsid="000395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f41f" officeooo:paragraph-rsid="0004f41f" style:font-size-asian="10.5pt" style:font-weight-asian="normal" style:font-size-complex="12pt" style:font-weight-complex="normal"/>
    </style:style>
    <style:style style:name="T1" style:family="text">
      <style:text-properties officeooo:rsid="000185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Comerón Galán</text:p>
      <text:p text:style-name="P1"/>
      <text:p text:style-name="P2"/>
      <text:p text:style-name="P3">Se<text:span text:style-name="T1">sión 6 – Sumador CSK</text:span></text:p>
      <text:p text:style-name="P4"/>
      <text:p text:style-name="P5">El código del bloque propagador es:</text:p>
      <text:p text:style-name="P5"/>
      <text:p text:style-name="P5"/>
      <text:p text:style-name="P5">ENTITY Bloque_P IS</text:p>
      <text:p text:style-name="P5"><text:tab/>GENERIC (c: INTEGER:=4);</text:p>
      <text:p text:style-name="P5"><text:tab/>PORT(x_in, y_in: IN BIT_VECTOR(c-1 downto 0); P: OUT BIT);</text:p>
      <text:p text:style-name="P5">END ENTITY;</text:p>
      <text:p text:style-name="P5"/>
      <text:p text:style-name="P5">ARCHITECTURE estructural OF Bloque_P IS</text:p>
      <text:p text:style-name="P5"/>
      <text:p text:style-name="P5">COMPONENT and2 IS</text:p>
      <text:p text:style-name="P5"><text:tab/>GENERIC (retardo: TIME:= 1 ns);</text:p>
      <text:p text:style-name="P5"><text:tab/>PORT (e1, e2: IN BIT; sal: OUT BIT);</text:p>
      <text:p text:style-name="P5">END COMPONENT;</text:p>
      <text:p text:style-name="P5"/>
      <text:p text:style-name="P5">COMPONENT xor2 IS</text:p>
      <text:p text:style-name="P5"><text:tab/>GENERIC (retardo: TIME:= 3 ns);</text:p>
      <text:p text:style-name="P5"><text:tab/>PORT (e1, e2: IN BIT; sal: OUT BIT);</text:p>
      <text:p text:style-name="P5">END COMPONENT;</text:p>
      <text:p text:style-name="P5"/>
      <text:p text:style-name="P5">SIGNAL xor_0, xor_1, xor_2, xor_3, and_1, and_2: BIT;</text:p>
      <text:p text:style-name="P5"/>
      <text:p text:style-name="P5">BEGIN</text:p>
      <text:p text:style-name="P5"/>
      <text:p text:style-name="P5"><text:tab/>bit_0: xor2 PORT MAP(x_in(0), y_in(0), xor_0);</text:p>
      <text:p text:style-name="P5"><text:tab/>bit_1: xor2 PORT MAP(x_in(1), y_in(1), xor_1);</text:p>
      <text:p text:style-name="P5"><text:tab/>bit_2: xor2 PORT MAP(x_in(2), y_in(2), xor_2);</text:p>
      <text:p text:style-name="P5"><text:tab/>bit_3: xor2 PORT MAP(x_in(3), y_in(3), xor_3);</text:p>
      <text:p text:style-name="P5"><text:tab/>primer_and: and2 PORT MAP(xor_0, xor_1, and_1);</text:p>
      <text:p text:style-name="P5"><text:tab/>segundo_and: and2 PORT MAP(xor_2, xor_3, and_2);</text:p>
      <text:p text:style-name="P5"><text:tab/>tercer_and: and2 PORT MAP(and_1, and_2, P);</text:p>
      <text:p text:style-name="P5"/>
      <text:p text:style-name="P5">END ARCHITECTURE;</text:p>
      <text:p text:style-name="P5"/>
      <text:p text:style-name="P5"/>
      <text:p text:style-name="P5"/>
      <text:p text:style-name="P5"/>
      <text:p text:style-name="P5"/>
      <text:p text:style-name="P5">El código del bloque CSK es:</text:p>
      <text:p text:style-name="P5"/>
      <text:p text:style-name="P5"/>
      <text:p text:style-name="P5">ENTITY Bloque_CSK IS</text:p>
      <text:p text:style-name="P5"><text:tab/>GENERIC (c: INTEGER:=4);</text:p>
      <text:p text:style-name="P5"><text:tab/>PORT(x_in, y_in: IN BIT_VECTOR(c-1 downto 0); c_in: IN BIT; sal: OUT BIT_VECTOR(c-1 downto 0); c_out: OUT BIT);</text:p>
      <text:p text:style-name="P5">END ENTITY;</text:p>
      <text:p text:style-name="P5"/>
      <text:p text:style-name="P5"><text:soft-page-break/>ARCHITECTURE estructural OF Bloque_CSK IS</text:p>
      <text:p text:style-name="P5"/>
      <text:p text:style-name="P5">COMPONENT RCA IS</text:p>
      <text:p text:style-name="P5"><text:tab/>GENERIC (c: INTEGER:=4);</text:p>
      <text:p text:style-name="P5"><text:tab/>PORT(x_in, y_in: IN BIT_VECTOR(c-1 downto 0); c_in: IN BIT; sal: OUT BIT_VECTOR(c-1 downto 0); c_out: OUT BIT);</text:p>
      <text:p text:style-name="P5">END COMPONENT;</text:p>
      <text:p text:style-name="P5">COMPONENT Bloque_P IS</text:p>
      <text:p text:style-name="P5"><text:tab/>GENERIC (c: INTEGER:=4);</text:p>
      <text:p text:style-name="P5"><text:tab/>PORT(x_in, y_in: IN BIT_VECTOR(c-1 downto 0); P: OUT BIT);</text:p>
      <text:p text:style-name="P5">END COMPONENT;</text:p>
      <text:p text:style-name="P5">COMPONENT and2 IS</text:p>
      <text:p text:style-name="P5"><text:tab/>GENERIC (retardo: TIME:= 1 ns);</text:p>
      <text:p text:style-name="P5"><text:tab/>PORT (e1, e2: IN BIT; sal: OUT BIT);</text:p>
      <text:p text:style-name="P5">END COMPONENT;</text:p>
      <text:p text:style-name="P5">COMPONENT or2 IS</text:p>
      <text:p text:style-name="P5"><text:tab/>GENERIC (retardo: TIME:= 1 ns);</text:p>
      <text:p text:style-name="P5"><text:tab/>PORT (e1, e2: IN BIT; sal: OUT BIT);</text:p>
      <text:p text:style-name="P5">END COMPONENT;</text:p>
      <text:p text:style-name="P5">SIGNAL P, c_out_aux, and_aux: BIT;</text:p>
      <text:p text:style-name="P5">BEGIN</text:p>
      <text:p text:style-name="P5"/>
      <text:p text:style-name="P5"><text:tab/>sumador: RCA PORT MAP(x_in, y_in, c_in, sal, c_out_aux);</text:p>
      <text:p text:style-name="P5"><text:tab/>propagacion: Bloque_P PORT MAP(x_in, y_in, P);</text:p>
      <text:p text:style-name="P5"><text:tab/>and_cout: and2 PORT MAP(P, c_in, and_aux);</text:p>
      <text:p text:style-name="P5"><text:tab/>or_cout: or2 PORT MAP(and_aux, c_out_aux, c_out);</text:p>
      <text:p text:style-name="P5"/>
      <text:p text:style-name="P5">END estructural;</text:p>
      <text:p text:style-name="P5"/>
      <text:p text:style-name="P5"/>
      <text:p text:style-name="P5"/>
      <text:p text:style-name="P5"/>
      <text:p text:style-name="P5"/>
      <text:p text:style-name="P5"/>
      <text:p text:style-name="P6">El código del sumador CSK es:</text:p>
      <text:p text:style-name="P6"/>
      <text:p text:style-name="P6"/>
      <text:p text:style-name="P6">ENTITY CSK IS</text:p>
      <text:p text:style-name="P6"><text:tab/>GENERIC (n: INTEGER:=16);</text:p>
      <text:p text:style-name="P6"><text:tab/>PORT(x_in, y_in: IN BIT_VECTOR(n-1 downto 0); c_in: IN BIT; sal: OUT BIT_VECTOR(n-1 downto 0); c_out: OUT BIT);</text:p>
      <text:p text:style-name="P6">END ENTITY;</text:p>
      <text:p text:style-name="P6"/>
      <text:p text:style-name="P6">ARCHITECTURE estructural OF CSK IS</text:p>
      <text:p text:style-name="P6"/>
      <text:p text:style-name="P6">COMPONENT Bloque_CSK</text:p>
      <text:p text:style-name="P6"><text:tab/>GENERIC (c: INTEGER:=4);</text:p>
      <text:p text:style-name="P6"><text:tab/>PORT(x_in, y_in: IN BIT_VECTOR(c-1 downto 0); c_in: IN BIT; sal: OUT BIT_VECTOR(c-1 downto 0); c_out: OUT BIT);</text:p>
      <text:p text:style-name="P6">END COMPONENT;</text:p>
      <text:p text:style-name="P6">COMPONENT RCA</text:p>
      <text:p text:style-name="P6"><text:tab/>GENERIC (c: INTEGER:=4);</text:p>
      <text:p text:style-name="P6"><text:soft-page-break/><text:tab/>PORT(x_in, y_in: IN BIT_VECTOR(c-1 downto 0); c_in: IN BIT; sal: OUT BIT_VECTOR(c-1 downto 0); c_out: OUT BIT);</text:p>
      <text:p text:style-name="P6">END COMPONENT;</text:p>
      <text:p text:style-name="P6"/>
      <text:p text:style-name="P6">CONSTANT c: integer:=4;</text:p>
      <text:p text:style-name="P6">SIGNAL c_aux: BIT_VECTOR ((n/4)-1 DOWNTO 0);</text:p>
      <text:p text:style-name="P6"/>
      <text:p text:style-name="P6">BEGIN</text:p>
      <text:p text:style-name="P6"/>
      <text:p text:style-name="P6"><text:tab/>primeros_bits: RCA PORT MAP(x_in(3 DOWNTO 0), y_in(3 DOWNTO 0), c_in, sal(3 DOWNTO 0), c_aux(0));</text:p>
      <text:p text:style-name="P6"><text:tab/>G: FOR i IN 1 TO (n/4)-1 GENERATE</text:p>
      <text:p text:style-name="P6"><text:tab/><text:tab/>siguientes: IF i &lt; (n/4)-1 GENERATE</text:p>
      <text:p text:style-name="P6"><text:tab/><text:tab/><text:tab/>intermedios: Bloque_CSK PORT MAP(x_in((i+1)*c-1 DOWNTO i*c), y_in((i+1)*c-1 DOWNTO i*c), c_aux(i-1), sal((i+1)*c-1 DOWNTO i*c), c_aux(i));</text:p>
      <text:p text:style-name="P6"><text:tab/><text:tab/>END GENERATE siguientes;</text:p>
      <text:p text:style-name="P6"><text:tab/><text:tab/>msb: IF i = c-1 GENERATE</text:p>
      <text:p text:style-name="P6"><text:tab/><text:tab/><text:tab/>ultimos: Bloque_CSK PORT MAP(x_in((i+1)*c-1 DOWNTO i*c), y_in((i+1)*c-1 DOWNTO i*c), c_aux(i-1), sal((i+1)*c-1 DOWNTO i*c), c_out);</text:p>
      <text:p text:style-name="P6"><text:tab/><text:tab/><text:tab/>END GENERATE msb;</text:p>
      <text:p text:style-name="P6"><text:tab/>END GENERATE G;</text:p>
      <text:p text:style-name="P6">END estructural;</text:p>
      <text:p text:style-name="P6"/>
      <text:p text:style-name="P6"/>
      <text:p text:style-name="P6"/>
      <text:p text:style-name="P8">El test-bench para el sumador CSK es:</text:p>
      <text:p text:style-name="P8"/>
      <text:p text:style-name="P8"/>
      <text:p text:style-name="P8"><text:tab/>FOR componente: CSK USE ENTITY WORK.CSK(estructural);</text:p>
      <text:p text:style-name="P8"><text:tab/></text:p>
      <text:p text:style-name="P8"><text:tab/>CONSTANT TAMANO_PALABRA: integer := 4;</text:p>
      <text:p text:style-name="P8"><text:tab/>CONSTANT TAMANO_PALABRA_RCA: INTEGER := 2;</text:p>
      <text:p text:style-name="P8"><text:tab/></text:p>
      <text:p text:style-name="P8"><text:tab/>SIGNAL a, b, r: BIT_VECTOR(TAMANO_PALABRA-1 downto 0);</text:p>
      <text:p text:style-name="P8"><text:tab/>SIGNAL cin, cout, marca: BIT;</text:p>
      <text:p text:style-name="P8"><text:tab/></text:p>
      <text:p text:style-name="P8">BEGIN</text:p>
      <text:p text:style-name="P8"><text:tab/></text:p>
      <text:p text:style-name="P8"><text:tab/>componente: CSK GENERIC MAP (TAMANO_PALABRA) PORT MAP (A, B, Cin, R, Cout);</text:p>
      <text:p text:style-name="P8"><text:tab/></text:p>
      <text:p text:style-name="P8"><text:tab/>PROCESS</text:p>
      <text:p text:style-name="P8"><text:tab/>VARIABLE valor, limite, cuenta_carry, sol: INTEGER;</text:p>
      <text:p text:style-name="P8"><text:tab/>BEGIN</text:p>
      <text:p text:style-name="P8"><text:tab/><text:tab/></text:p>
      <text:p text:style-name="P8"><text:tab/><text:tab/>limite:= 2**TAMANO_PALABRA-1;</text:p>
      <text:p text:style-name="P8"><text:tab/><text:tab/></text:p>
      <text:p text:style-name="P8"><text:tab/><text:tab/>FOR i IN 0 TO limite LOOP</text:p>
      <text:p text:style-name="P8"><text:tab/><text:tab/><text:tab/>valor:=i;</text:p>
      <text:p text:style-name="P8"><text:tab/><text:tab/><text:tab/></text:p>
      <text:p text:style-name="P8"><text:tab/><text:tab/><text:tab/>FOR k IN B'REVERSE_RANGE LOOP</text:p>
      <text:p text:style-name="P8"><text:tab/><text:tab/><text:tab/><text:tab/>A(k)&lt;=BIT'VAL(valor REM 2);--cambiamos A</text:p>
      <text:p text:style-name="P8"><text:soft-page-break/><text:tab/><text:tab/><text:tab/><text:tab/>valor:=valor/2;</text:p>
      <text:p text:style-name="P8"><text:tab/><text:tab/><text:tab/>END LOOP;</text:p>
      <text:p text:style-name="P8"><text:tab/><text:tab/><text:tab/></text:p>
      <text:p text:style-name="P8"><text:tab/><text:tab/><text:tab/>FOR j IN 0 TO limite LOOP</text:p>
      <text:p text:style-name="P8"><text:tab/><text:tab/><text:tab/><text:tab/>valor:=j;</text:p>
      <text:p text:style-name="P8"><text:tab/><text:tab/><text:tab/><text:tab/></text:p>
      <text:p text:style-name="P8"><text:tab/><text:tab/><text:tab/><text:tab/>FOR k IN B'REVERSE_RANGE LOOP</text:p>
      <text:p text:style-name="P8"><text:tab/><text:tab/><text:tab/><text:tab/><text:tab/>B(k)&lt;=BIT'VAL(valor REM 2);--cambiamos B</text:p>
      <text:p text:style-name="P8"><text:tab/><text:tab/><text:tab/><text:tab/><text:tab/>valor:=valor/2;</text:p>
      <text:p text:style-name="P8"><text:tab/><text:tab/><text:tab/><text:tab/>END LOOP;</text:p>
      <text:p text:style-name="P8"><text:tab/><text:tab/><text:tab/><text:tab/>FOR carry IN 0 TO 1 LOOP</text:p>
      <text:p text:style-name="P8"><text:tab/><text:tab/><text:tab/><text:tab/><text:tab/>cin&lt;=BIT'VAL(carry REM 2);</text:p>
      <text:p text:style-name="P8"><text:tab/><text:tab/><text:tab/><text:tab/><text:tab/>WAIT FOR 30 ns;</text:p>
      <text:p text:style-name="P8"><text:tab/><text:tab/><text:tab/><text:tab/>END LOOP;</text:p>
      <text:p text:style-name="P8"><text:tab/><text:tab/><text:tab/>END LOOP;</text:p>
      <text:p text:style-name="P8"><text:tab/><text:tab/>END LOOP;</text:p>
      <text:p text:style-name="P8"><text:tab/>WAIT;</text:p>
      <text:p text:style-name="P8"><text:tab/>END PROCESS;</text:p>
      <text:p text:style-name="P8">END estructura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3:25:21.835175808</meta:creation-date>
    <dc:date>2021-02-01T11:03:52.890089648</dc:date>
    <meta:editing-duration>PT10H58M3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125" meta:word-count="564" meta:character-count="3889" meta:non-whitespace-character-count="3291"/>
  </office:meta>
</office:document-meta>
</file>